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175cm" svg:height="2.54cm" svg:x="8.62cm" svg:y="6.08cm">
          <text:p text:style-name="P1">Block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2.54cm" svg:x="8.62cm" svg:y="12.43cm">
          <text:p text:style-name="P1">Data </text:p>
          <text:p text:style-name="P1">Col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2.54cm" svg:x="8.62cm" svg:y="18.145cm">
          <text:p text:style-name="P1">Data </text:p>
          <text:p text:style-name="P1">S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25cm" svg:y1="2.27cm" svg:x2="10.525cm" svg:y2="6.08cm">
          <text:p/>
        </draw:line>
        <draw:line draw:style-name="gr2" draw:text-style-name="P1" draw:layer="layout" svg:x1="11.16cm" svg:y1="8.62cm" svg:x2="11.16cm" svg:y2="12.43cm">
          <text:p/>
        </draw:line>
        <draw:line draw:style-name="gr2" draw:text-style-name="P1" draw:layer="layout" svg:x1="11.16cm" svg:y1="14.97cm" svg:x2="11.16cm" svg:y2="18.145cm">
          <text:p/>
        </draw:line>
        <draw:line draw:style-name="gr2" draw:text-style-name="P1" draw:layer="layout" svg:x1="9.255cm" svg:y1="12.43cm" svg:x2="9.255cm" svg:y2="8.62cm">
          <text:p/>
        </draw:line>
        <draw:frame draw:style-name="gr3" draw:layer="layout" svg:width="5.08cm" svg:height="1.27cm" svg:x="12.43cm" svg:y="20.05cm">
          <draw:text-box>
            <text:p>Attempt Failed</text:p>
          </draw:text-box>
        </draw:frame>
        <draw:frame draw:style-name="gr4" draw:layer="layout" svg:width="10.16cm" svg:height="0.962cm" svg:x="2.905cm" svg:y="23.86cm">
          <draw:text-box>
            <text:p>t = number of samples measured</text:p>
          </draw:text-box>
        </draw:frame>
        <draw:frame draw:style-name="gr5" draw:layer="layout" svg:width="1.905cm" svg:height="0.962cm" svg:x="10.525cm" svg:y="3.848cm">
          <draw:text-box>
            <text:p>Start</text:p>
          </draw:text-box>
        </draw:frame>
        <draw:frame draw:style-name="gr4" draw:layer="layout" svg:width="4.445cm" svg:height="0.962cm" svg:x="11.16cm" svg:y="9.89cm">
          <draw:text-box>
            <text:p>Timer Expired</text:p>
          </draw:text-box>
        </draw:frame>
        <draw:frame draw:style-name="gr3" draw:text-style-name="P2" draw:layer="layout" svg:width="7.62cm" svg:height="1.27cm" svg:x="1.635cm" svg:y="1.635cm">
          <draw:text-box>
            <text:p><text:span text:style-name="T1">Basic state diagram</text:span></text:p>
          </draw:text-box>
        </draw:frame>
        <draw:frame draw:style-name="gr6" draw:layer="layout" svg:width="10.16cm" svg:height="0.962cm" svg:x="2.905cm" svg:y="24.803cm">
          <draw:text-box>
            <text:p>x = total number of samples</text:p>
          </draw:text-box>
        </draw:frame>
        <draw:frame draw:style-name="gr7" draw:layer="layout" svg:width="2.54cm" svg:height="1.52cm" svg:x="11.16cm" svg:y="16.24cm">
          <draw:text-box>
            <text:p>t = x</text:p>
          </draw:text-box>
        </draw:frame>
        <draw:frame draw:style-name="gr7" draw:layer="layout" svg:width="2.54cm" svg:height="1.52cm" svg:x="7.35cm" svg:y="10.275cm">
          <draw:text-box>
            <text:p>t &lt; x</text:p>
          </draw:text-box>
        </draw:frame>
        <draw:connector draw:style-name="gr2" draw:text-style-name="P1" draw:layer="layout" draw:type="curve" svg:x1="11.33cm" svg:y1="20.313cm" svg:x2="11.795cm" svg:y2="19.415cm" draw:start-shape="id1" draw:start-glue-point="9" draw:end-shape="id1" draw:end-glue-point="10" svg:d="m11330 20313c0 1311 483 1092 787 541s429-1439-322-1439">
          <text:p/>
        </draw:connector>
        <draw:connector draw:style-name="gr2" draw:text-style-name="P1" draw:layer="layout" draw:type="curve" draw:line-skew="-0.894cm" svg:x1="8.62cm" svg:y1="19.415cm" svg:x2="8.62cm" svg:y2="7.35cm" draw:start-shape="id1" draw:start-glue-point="6" draw:end-shape="id2" draw:end-glue-point="6" svg:d="m8620 19415c-2094 0-2094-12065 0-12065">
          <text:p/>
        </draw:connector>
        <draw:frame draw:style-name="gr4" draw:layer="layout" svg:width="4.445cm" svg:height="0.962cm" svg:x="2.905cm" svg:y="12.738cm">
          <draw:text-box>
            <text:p>Data Send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</meta:initial-creator>
    <meta:creation-date>2010-12-16T16:58:47</meta:creation-date>
    <dc:date>2010-12-16T17:33:27</dc:date>
    <dc:creator>carlos </dc:creator>
    <meta:editing-duration>PT00H15M23S</meta:editing-duration>
    <meta:editing-cycles>5</meta:editing-cycles>
    <meta:generator>OpenOffice.org/3.2$Linux OpenOffice.org_project/320m19$Build-9505</meta:generator>
    <meta:document-statistic meta:object-count="18"/>
  </office:meta>
</office:document-meta>
</file>